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5c031" officeooo:paragraph-rsid="0015c031"/>
    </style:style>
    <style:style style:name="P2" style:family="paragraph" style:parent-style-name="Standard">
      <style:paragraph-properties fo:text-align="start" style:justify-single-word="false"/>
      <style:text-properties fo:font-weight="bold" officeooo:rsid="0015c031" officeooo:paragraph-rsid="0015c031" style:font-weight-asian="bold" style:font-weight-complex="bold"/>
    </style:style>
    <style:style style:name="P3" style:family="paragraph" style:parent-style-name="Standard">
      <style:paragraph-properties fo:text-align="start" style:justify-single-word="false"/>
      <style:text-properties fo:font-weight="normal" officeooo:rsid="0015c031" officeooo:paragraph-rsid="0015c031"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121 Notes</text:p>
      <text:p text:style-name="P1">Devlin Hicks</text:p>
      <text:p text:style-name="P1"/>
      <text:p text:style-name="P2">CH. 5:</text:p>
      <text:p text:style-name="P2">5.1:</text:p>
      <text:p text:style-name="P3">We can execute parts of a problem in smaller chunks in comparison to one long statement.</text:p>
      <text:p text:style-name="P3">So if there is a public static void main(string[] args)</text:p>
      <text:p text:style-name="P3">we can create a public static void method2() and so on.</text:p>
      <text:p text:style-name="P3">Methods allow for code reuse.</text:p>
      <text:p text:style-name="P3">void Methods and Value-Returning Methods</text:p>
      <text:p text:style-name="P3">In this chapter, you will learn about two general categories of methods: void methods and value-returning methods. A void method is one that simply performs a task and then terminates. System.out.println is an example of a void method. For example, look at the following code:</text:p>
      <text:p text:style-name="P3"/>
      <text:p text:style-name="P3">1 <text:s text:c="3"/>int number = 7;</text:p>
      <text:p text:style-name="P3">2 <text:s text:c="3"/>System.out.println(number);</text:p>
      <text:p text:style-name="P3">3 <text:s text:c="3"/>number = 0;</text:p>
      <text:p text:style-name="P3"/>
      <text:p text:style-name="P3">A value-returning method not only performs a task but also sends a value back to the code that called it. The Random class’s nextInt method is an example of a value-returning method. For example, look at the following code:</text:p>
      <text:p text:style-name="P3"/>
      <text:p text:style-name="P3">1 <text:s text:c="3"/>int number;</text:p>
      <text:p text:style-name="P3">2 <text:s text:c="3"/>Random rand = new Random();</text:p>
      <text:p text:style-name="P3">3 <text:s text:c="3"/>number = rand.nextInt();</text:p>
      <text:p text:style-name="P3"/>
      <text:p text:style-name="P3">in creation of a method, you create the definition. You create the header and body.</text:p>
      <text:p text:style-name="P3">Statements are executed within {}</text:p>
      <text:p text:style-name="P3"/>
      <text:p text:style-name="P3">As you already know, every complete Java program must have a main method. Java programs can have other methods as well. Here is an example of a simple method that displays a message on the screen:</text:p>
      <text:p text:style-name="P3"/>
      <text:p text:style-name="P3">public static void displayMessage()</text:p>
      <text:p text:style-name="P3">{</text:p>
      <text:p text:style-name="P3"><text:s text:c="4"/>System.out.println("Hello from the displayMessage method.");</text:p>
      <text:p text:style-name="P3">}</text:p>
      <text:p text:style-name="P3"/>
      <text:p text:style-name="P3"/>
      <text:p text:style-name="P3">Method modifiers—The key words public and static are modifiers. You don’t need to be too concerned with these modifiers now, but if your curiosity is getting the best of you, here’s a brief explanation: The word public means that the method is publicly available to code outside the class. The word static means that the method belongs to the class, not a specific object. You will learn more about these modifiers in later chapters. For this chapter, every method that we write will begin with public static.</text:p>
      <text:p text:style-name="P3"/>
      <text:p text:style-name="P3">Return type—Recall our previous discussion of void and value-returning methods. When the key word void appears here, it means that the method is a void method, and does not return a value. As you will see later, a value-returning method lists a data type here.</text:p>
      <text:p text:style-name="P3"/>
      <text:p text:style-name="P3"><text:soft-page-break/>Method name—You should give each method a descriptive name. In general, the same rules that apply to variable names also apply to method names. This method is named displayMessage, so we can easily guess what the method does: It displays a message.</text:p>
      <text:p text:style-name="P3"/>
      <text:p text:style-name="P3">Parentheses—In the header, the method name is always followed by a set of parentheses. As you will learn later in this chapter, methods can be capable of receiving arguments. When this is the case, a list of one or more variable declarations will appear inside the parentheses. The method in this example does not receive any arguments, so the parentheses are empty.</text:p>
      <text:p text:style-name="P3"/>
      <text:p text:style-name="P3"/>
      <text:p text:style-name="P3"><text:s/>1 <text:s/>/**</text:p>
      <text:p text:style-name="P3"><text:s/>2 <text:s text:c="3"/>This program defines and calls a simple method.</text:p>
      <text:p text:style-name="P3"><text:s/>3 <text:s/>*/</text:p>
      <text:p text:style-name="P3"><text:s/>4</text:p>
      <text:p text:style-name="P3"><text:s/>5 <text:s/>public class SimpleMethod</text:p>
      <text:p text:style-name="P3"><text:s/>6 <text:s/>{</text:p>
      <text:p text:style-name="P3"><text:s/>7 <text:s text:c="4"/>public static void main(String[] args)</text:p>
      <text:p text:style-name="P3"><text:s/>8 <text:s text:c="4"/>{</text:p>
      <text:p text:style-name="P3"><text:s/>9 <text:s text:c="7"/>System.out.println("Hello from the main method.");</text:p>
      <text:p text:style-name="P3">10 <text:s text:c="7"/>displayMessage();</text:p>
      <text:p text:style-name="P3">11 <text:s text:c="7"/>System.out.println("Back in the main method.");</text:p>
      <text:p text:style-name="P3">12 <text:s text:c="4"/>}</text:p>
      <text:p text:style-name="P3">13</text:p>
      <text:p text:style-name="P3">14 <text:s text:c="4"/>/**</text:p>
      <text:p text:style-name="P3">15 <text:s text:c="7"/>The displayMessage method displays a greeting.</text:p>
      <text:p text:style-name="P3">16 <text:s text:c="4"/>*/</text:p>
      <text:p text:style-name="P3">17</text:p>
      <text:p text:style-name="P3">18 <text:s text:c="4"/>public static void displayMessage()</text:p>
      <text:p text:style-name="P3">19 <text:s text:c="4"/>{</text:p>
      <text:p text:style-name="P3">20 <text:s text:c="7"/>System.out.println("Hello from the displayMessage method.");</text:p>
      <text:p text:style-name="P3">21 <text:s text:c="4"/>}</text:p>
      <text:p text:style-name="P3">22 <text:s/>}</text:p>
      <text:p text:style-name="P3"/>
      <text:p text:style-name="P3">Code Listing 5-3 (CreditCard.java)</text:p>
      <text:p text:style-name="P3"><text:s/>1 <text:s/>import javax.swing.JOptionPane;</text:p>
      <text:p text:style-name="P3"><text:s/>2 <text:s/></text:p>
      <text:p text:style-name="P3"><text:s/>3 <text:s/>/**</text:p>
      <text:p text:style-name="P3"><text:s/>4 <text:s text:c="3"/>This program uses two void methods.</text:p>
      <text:p text:style-name="P3"><text:s/>5 <text:s/>*/</text:p>
      <text:p text:style-name="P3"><text:s/>6</text:p>
      <text:p text:style-name="P3"><text:s/>7 <text:s/>public class CreditCard</text:p>
      <text:p text:style-name="P3"><text:s/>8 <text:s/>{</text:p>
      <text:p text:style-name="P3"><text:s/>9 <text:s text:c="4"/>public static void main(String[] args)</text:p>
      <text:p text:style-name="P3">10 <text:s text:c="4"/>{</text:p>
      <text:p text:style-name="P3">11 <text:s text:c="7"/>double salary; <text:s text:c="4"/>// Annual salary</text:p>
      <text:p text:style-name="P3">12 <text:s text:c="7"/>int creditRating; <text:s/>// Credit rating</text:p>
      <text:p text:style-name="P3">13 <text:s text:c="7"/>String input; <text:s text:c="5"/>// To hold the user's input</text:p>
      <text:p text:style-name="P3">14</text:p>
      <text:p text:style-name="P3">15 <text:s text:c="7"/>// Get the user's annual salary.</text:p>
      <text:p text:style-name="P3"><text:soft-page-break/>16 <text:s text:c="7"/>input = JOptionPane.showInputDialog("What is " +</text:p>
      <text:p text:style-name="P3">17 <text:s text:c="36"/>"your annual salary?");</text:p>
      <text:p text:style-name="P3">18 <text:s text:c="7"/>salary = Double.parseDouble(input);</text:p>
      <text:p text:style-name="P3">19</text:p>
      <text:p text:style-name="P3">20 <text:s text:c="7"/>// Get the user's credit rating (1 through 10).</text:p>
      <text:p text:style-name="P3">21 <text:s text:c="7"/>input = JOptionPane.showInputDialog("On a scale of " +</text:p>
      <text:p text:style-name="P3">22 <text:s text:c="13"/>"1 through 10, what is your credit rating?\n" +</text:p>
      <text:p text:style-name="P3">23 <text:s text:c="13"/>"(10 = excellent, 1 = very bad)");</text:p>
      <text:p text:style-name="P3">24 <text:s text:c="7"/>creditRating = Integer.parseInt(input);</text:p>
      <text:p text:style-name="P3">25</text:p>
      <text:p text:style-name="P3">26 <text:s text:c="7"/>// Determine whether the user qualifies.</text:p>
      <text:p text:style-name="P3">27 <text:s text:c="7"/>if (salary &gt;= 20000 &amp;&amp; creditRating &gt;= 7)</text:p>
      <text:p text:style-name="P3">28 <text:s text:c="10"/>qualify();</text:p>
      <text:p text:style-name="P3">29 <text:s text:c="7"/>else</text:p>
      <text:p text:style-name="P3">30 <text:s text:c="10"/>noQualify();</text:p>
      <text:p text:style-name="P3">31</text:p>
      <text:p text:style-name="P3">32 <text:s text:c="7"/>System.exit(0);</text:p>
      <text:p text:style-name="P3">33 <text:s text:c="4"/>}</text:p>
      <text:p text:style-name="P3">34</text:p>
      <text:p text:style-name="P3">35 <text:s text:c="3"/>/**</text:p>
      <text:p text:style-name="P3">36 <text:s text:c="5"/>The qualify method informs the user that he</text:p>
      <text:p text:style-name="P3">37 <text:s text:c="5"/>or she qualifies for the credit card.</text:p>
      <text:p text:style-name="P3">38 <text:s text:c="3"/>*/</text:p>
      <text:p text:style-name="P3">39</text:p>
      <text:p text:style-name="P3">40 <text:s text:c="4"/>public static void qualify()</text:p>
      <text:p text:style-name="P3">41 <text:s text:c="4"/>{</text:p>
      <text:p text:style-name="P3">42 <text:s text:c="8"/>JOptionPane.showMessageDialog(null, "Congratulations! " +</text:p>
      <text:p text:style-name="P3">43 <text:s text:c="33"/>"You qualify for the credit card!");</text:p>
      <text:p text:style-name="P3">44 <text:s text:c="4"/>}</text:p>
      <text:p text:style-name="P3">45</text:p>
      <text:p text:style-name="P3">46 <text:s text:c="3"/>/**</text:p>
      <text:p text:style-name="P3">47 <text:s text:c="7"/>The noQualify method informs the user that he</text:p>
      <text:p text:style-name="P3">48 <text:s text:c="7"/>or she does not qualify for the credit card.</text:p>
      <text:p text:style-name="P3">49 <text:s text:c="3"/>*/</text:p>
      <text:p text:style-name="P3">50</text:p>
      <text:p text:style-name="P3">51 <text:s text:c="4"/>public static void noQualify()</text:p>
      <text:p text:style-name="P3">52 <text:s text:c="4"/>{</text:p>
      <text:p text:style-name="P3">53 <text:s text:c="8"/>JOptionPane.showMessageDialog(null, "I'm sorry. You " +</text:p>
      <text:p text:style-name="P3">54 <text:s text:c="28"/>"do not qualify for the credit card.");</text:p>
      <text:p text:style-name="P3">55 <text:s text:c="4"/>}</text:p>
      <text:p text:style-name="P3">56 <text:s/>}</text:p>
      <text:p text:style-name="P3"/>
      <text:p text:style-name="P3">you can add methods in layers. Which is to say, you can add a method within another method. You only have to do a public static void name()</text:p>
      <text:p text:style-name="P3">you should add documentation on what the method does. This would be in the form of /** and */</text:p>
      <text:p text:style-name="P3"/>
      <text:p text:style-name="P3"/>
      <text:p text:style-name="P2">5.2:</text:p>
      <text:p text:style-name="P3">values that are sent into a method are called arguments.</text:p>
      <text:p text:style-name="P3"><text:soft-page-break/>This statement calls the Integer.parseInt method and passes the contents of the str variable as an argument. By using parameter variables, you can design your own methods that accept data this way. A parameter variable, sometimes simply referred to as a parameter, is a special variable that holds a value being passed into a method. Here is the definition of a method that uses a parameter:</text:p>
      <text:p text:style-name="P3"/>
      <text:p text:style-name="P3">public static void displayValue(int num)</text:p>
      <text:p text:style-name="P3">{</text:p>
      <text:p text:style-name="P3"><text:s text:c="2"/>System.out.println("The value is " + num);</text:p>
      <text:p text:style-name="P3">}</text:p>
      <text:p text:style-name="P3"/>
      <text:p text:style-name="P3">You may also pass the contents of variables and the values of expressions as arguments. For example, the following statements call the displayValue method with various arguments passed:</text:p>
      <text:p text:style-name="P3"/>
      <text:p text:style-name="P3">displayValue(x);</text:p>
      <text:p text:style-name="P3">displayValue(x * 4);</text:p>
      <text:p text:style-name="P3">displayValue(Integer.parseInt("700"));</text:p>
      <text:p text:style-name="P3">The first statement is simple. It passes the value in the variable x as the argument to the displayValue method. The second statement is also simple, but it does a little more work: It passes the result of the expression x * 4 as the argument to the displayValue method. The third statement does even more work. It passes the value returned from the Integer.parseInt method as the argument to the displayValue method. (The Integer.parseInt method is called first, and its return value is passed to the displayValue method.) The program in Code Listing 5-5 demonstrates these method calls.</text:p>
      <text:p text:style-name="P3"/>
      <text:p text:style-name="P3"/>
      <text:p text:style-name="P3">Code Listing 5-5 (PassArg.java)</text:p>
      <text:p text:style-name="P3"><text:s/>1 <text:s/>/**</text:p>
      <text:p text:style-name="P3"><text:s/>2 <text:s text:c="3"/>This program demonstrates a method with a parameter.</text:p>
      <text:p text:style-name="P3"><text:s/>3 <text:s/>*/</text:p>
      <text:p text:style-name="P3"><text:s/>4</text:p>
      <text:p text:style-name="P3"><text:s/>5 <text:s/>public class PassArg</text:p>
      <text:p text:style-name="P3"><text:s/>6 <text:s/>{</text:p>
      <text:p text:style-name="P3"><text:s/>7 <text:s text:c="4"/>public static void main(String[] args)</text:p>
      <text:p text:style-name="P3"><text:s/>8 <text:s text:c="4"/>{</text:p>
      <text:p text:style-name="P3"><text:s/>9 <text:s text:c="7"/>int x = 10;</text:p>
      <text:p text:style-name="P3">10</text:p>
      <text:p text:style-name="P3">11 <text:s text:c="7"/>System.out.println("I am passing values to displayValue.");</text:p>
      <text:p text:style-name="P3">12 <text:s text:c="7"/>displayValue(5); <text:s text:c="38"/>// Pass 5</text:p>
      <text:p text:style-name="P3">13 <text:s text:c="7"/>displayValue(x); <text:s text:c="38"/>// Pass 10</text:p>
      <text:p text:style-name="P3">14 <text:s text:c="7"/>displayValue(x * 4); <text:s text:c="34"/>// Pass 40</text:p>
      <text:p text:style-name="P3">15 <text:s text:c="7"/>displayValue(Integer.parseInt("700")); <text:s text:c="16"/>// Pass 700</text:p>
      <text:p text:style-name="P3">16 <text:s text:c="7"/>System.out.println("That's all!");</text:p>
      <text:p text:style-name="P3">17 <text:s text:c="4"/>}</text:p>
      <text:p text:style-name="P3">18</text:p>
      <text:p text:style-name="P3">19 <text:s text:c="4"/>/**</text:p>
      <text:p text:style-name="P3">20 <text:s text:c="7"/>The displayValue method displays the value</text:p>
      <text:p text:style-name="P3">21 <text:s text:c="7"/>of its integer parameter.</text:p>
      <text:p text:style-name="P3">22 <text:s text:c="4"/>*/</text:p>
      <text:p text:style-name="P3">23</text:p>
      <text:p text:style-name="P3">24 <text:s text:c="4"/>public static void displayValue(int num)</text:p>
      <text:p text:style-name="P3"><text:soft-page-break/>25 <text:s text:c="4"/>{</text:p>
      <text:p text:style-name="P3">26 <text:s text:c="7"/>System.out.println("The value is " + num);</text:p>
      <text:p text:style-name="P3">27 <text:s text:c="4"/>}</text:p>
      <text:p text:style-name="P3">28 <text:s/>}</text:p>
      <text:p text:style-name="P3"/>
      <text:p text:style-name="P3"/>
      <text:p text:style-name="P3">Argument and Parameter Data Type Compatibility</text:p>
      <text:p text:style-name="P3">When you pass an argument to a method, be sure that the argument’s data type is compatible with the parameter variable’s data type. Java will automatically perform a widening conversion if the argument’s data type is ranked lower than the parameter variable’s data type. For example, the displayValue method has an int parameter variable. Both of the following code segments will work because the short and byte arguments are automatically converted to an int:</text:p>
      <text:p text:style-name="P3"/>
      <text:p text:style-name="P3">short s = 1;</text:p>
      <text:p text:style-name="P3">displayValue(s); <text:s text:c="2"/>// Converts short to int</text:p>
      <text:p text:style-name="P3"/>
      <text:p text:style-name="P3">byte b = 2;</text:p>
      <text:p text:style-name="P3">displayValue(b); <text:s text:c="2"/>// Converts byte to int</text:p>
      <text:p text:style-name="P3">However, Java will not automatically convert an argument to a lower-ranking data type. This means that a long, float, or double value cannot be passed to a method that has an int parameter variable. For example, the following code will cause a compiler error:</text:p>
      <text:p text:style-name="P3"/>
      <text:p text:style-name="P3">double d = 1.0;</text:p>
      <text:p text:style-name="P3">displayValue(d); <text:s/>// Error! Can’t convert double to int.</text:p>
      <text:p text:style-name="P3"><text:s/>TIP:</text:p>
      <text:p text:style-name="P3">You can use a cast operator to convert a value manually to a lower-ranking data type. For example, the following code will compile:</text:p>
      <text:p text:style-name="P3"/>
      <text:p text:style-name="P3">double d = 1.0;</text:p>
      <text:p text:style-name="P3">displayValue((int)d); <text:s text:c="4"/>// This will work.</text:p>
      <text:p text:style-name="P3">Parameter Variable Scope</text:p>
      <text:p text:style-name="P3">Recall from Chapter 2 that a variable’s scope is the part of the program where the variable may be accessed by its name. A variable is visible only to statements inside the variable’s scope. A parameter variable’s scope is the method in which the parameter is declared. No statement outside the method can access the parameter variable by its name.</text:p>
      <text:p text:style-name="P3"/>
      <text:p text:style-name="P3">Passing Multiple Arguments</text:p>
      <text:p text:style-name="P3">Often it is useful to pass more than one argument to a method. Here is a method that accepts two arguments:</text:p>
      <text:p text:style-name="P3"/>
      <text:p text:style-name="P3">public static void showSum(double num1, double num2)</text:p>
      <text:p text:style-name="P3">{</text:p>
      <text:p text:style-name="P3"><text:s text:c="3"/>double sum; <text:s/>// To hold the sum</text:p>
      <text:p text:style-name="P3"/>
      <text:p text:style-name="P3"><text:s text:c="3"/>sum = num1 + num2;</text:p>
      <text:p text:style-name="P3"><text:s text:c="3"/>System.out.println("The sum is " + sum);</text:p>
      <text:p text:style-name="P3">}</text:p>
      <text:p text:style-name="P3"/>
      <text:p text:style-name="P3">num1 and num2 are in a parameter list.</text:p>
      <text:p text:style-name="P3"><text:soft-page-break/>Passing Object References to a Method</text:p>
      <text:p text:style-name="P3">So far you’ve seen examples of methods that accept primitive values as arguments. You can also write methods that accept references to objects as arguments. For example, look at the following method:</text:p>
      <text:p text:style-name="P3"/>
      <text:p text:style-name="P3">public static void showLength(String str)</text:p>
      <text:p text:style-name="P3">{</text:p>
      <text:p text:style-name="P3"><text:s text:c="2"/>System.out.println(str + " is " + str.length() +</text:p>
      <text:p text:style-name="P3"><text:s text:c="21"/>" characters long.");</text:p>
      <text:p text:style-name="P3">}</text:p>
      <text:p text:style-name="P3"/>
      <text:p text:style-name="P3">Using the @param Tag in Documentation Comments</text:p>
      <text:p text:style-name="P3">When writing the documentation comments for a method, you can provide a description of each parameter by using a @param tag. When the javadoc utility sees a @param tag inside a method’s documentation comments, it knows that the documentation for a parameter variable appears next. The file TwoArgs2.java, in this chapter’s source code (available at www.pearsonhighered.com/gaddis), has the following method, which uses @param tags in its documentation comments:</text:p>
      <text:p text:style-name="P3"/>
      <text:p text:style-name="P3"><text:s text:c="3"/>/**</text:p>
      <text:p text:style-name="P3"><text:s text:c="6"/>The showSum method displays the sum of two numbers.</text:p>
      <text:p text:style-name="P3"><text:s text:c="6"/>@param num1 The first number.</text:p>
      <text:p text:style-name="P3"><text:s text:c="6"/>@param num2 The second number.</text:p>
      <text:p text:style-name="P3"><text:s text:c="3"/>*/</text:p>
      <text:p text:style-name="P3"/>
      <text:p text:style-name="P3"><text:s text:c="3"/>public static void showSum(double num1, double num2)</text:p>
      <text:p text:style-name="P3"><text:s text:c="3"/>{</text:p>
      <text:p text:style-name="P3"><text:s text:c="5"/>double sum; <text:s/>// To hold the sum</text:p>
      <text:p text:style-name="P3"/>
      <text:p text:style-name="P3"><text:s text:c="5"/>sum = num1 + num2;</text:p>
      <text:p text:style-name="P3"><text:s text:c="5"/>System.out.println("The sum is " + sum);</text:p>
      <text:p text:style-name="P3"><text:s text:c="3"/>}</text:p>
      <text:p text:style-name="P3"/>
      <text:p text:style-name="P2">5.3:</text:p>
      <text:p text:style-name="P3">local variables are declared inside of a method.</text:p>
      <text:p text:style-name="P3">Lifetimes are how long a local variable last.</text:p>
      <text:p text:style-name="P3"/>
      <text:p text:style-name="P3">In the body of the method, the sum variable is declared and then a separate assignment statement assigns num1 + num2 to sum. We can combine these statements into one, as shown in the following modified version of the method.</text:p>
      <text:p text:style-name="P3"/>
      <text:p text:style-name="P3">public static void showSum(double num1, double num2)</text:p>
      <text:p text:style-name="P3">{</text:p>
      <text:p text:style-name="P3"><text:s text:c="3"/>double sum = num1 + num2;</text:p>
      <text:p text:style-name="P3"><text:s text:c="3"/>System.out.println("The sum is " + sum);</text:p>
      <text:p text:style-name="P3">}</text:p>
      <text:p text:style-name="P3">local variables MUST be initialized before using them.</text:p>
      <text:p text:style-name="P3"/>
      <text:p text:style-name="P2">5.4:</text:p>
      <text:p text:style-name="P3"/>
      <text:p text:style-name="P3"><text:soft-page-break/>You are already experienced at using value-returning methods. For instance, you have used the wrapper class parse methods, such as Integer.parseInt. Here is an example:</text:p>
      <text:p text:style-name="P3"/>
      <text:p text:style-name="P3">int num;</text:p>
      <text:p text:style-name="P3">num = Integer.parseInt(“700");</text:p>
      <text:p text:style-name="P3">The second line in this code calls the Integer.parseInt method, passing "700" as the argument. The method returns the integer value 700, which is assigned to the num variable by the = operator. You have also seen the Math.pow method, which returns a value. Here is an example:</text:p>
      <text:p text:style-name="P3"/>
      <text:p text:style-name="P3">double x;</text:p>
      <text:p text:style-name="P3">x = Math.pow(4.0, 2.0);</text:p>
      <text:p text:style-name="P3">The second line in this code calls the Math.pow method, passing 4.0 and 2.0 as arguments. The method calculates the value of 4.0 raised to the power of 2.0 and returns that value. The value, which is 16.0, is assigned to the x variable by the = operator.</text:p>
      <text:p text:style-name="P3"/>
      <text:p text:style-name="P3">In this section, we will discuss how you can write your own value-returning methods.</text:p>
      <text:p text:style-name="P3"/>
      <text:p text:style-name="P3">Value returning methods will use int, double, boolean, or other valid data types in the header. This reads as <text:s/>public static int sum(int num1, int num2) as an example. </text:p>
      <text:p text:style-name="P3"/>
      <text:p text:style-name="P3">This code defines a method named sum that accepts two int arguments. The arguments are passed into the parameter variables num1 and num2. Inside the method, a local variable, result, is declared. The parameter variables num1 and num2 are added, and their sum is assigned to the result variable. The last statement in the method is as follows:</text:p>
      <text:p text:style-name="P3"/>
      <text:p text:style-name="P3">return result;</text:p>
      <text:p text:style-name="P3">This is a return statement. You must have a return statement in a value-returning method. It causes the method to end execution and it returns a value to the statement that called the method. In a value-returning method, the general format of the return statement is as follows:</text:p>
      <text:p text:style-name="P3"/>
      <text:p text:style-name="P3">return <text:s/>Expression;</text:p>
      <text:p text:style-name="P3">you must use return in value returning methods. Expression is the value to be returned.</text:p>
      <text:p text:style-name="P3"/>
      <text:p text:style-name="P3">Code Listing 5-9 (ValueReturn.java)</text:p>
      <text:p text:style-name="P3"><text:s/>1 <text:s/>/**</text:p>
      <text:p text:style-name="P3"><text:s/>2 <text:s text:c="4"/>This program demonstrates a value-returning method.</text:p>
      <text:p text:style-name="P3"><text:s/>3 <text:s/>*/</text:p>
      <text:p text:style-name="P3"><text:s/>4</text:p>
      <text:p text:style-name="P3"><text:s/>5 <text:s/>public class ValueReturn</text:p>
      <text:p text:style-name="P3"><text:s/>6 <text:s/>{</text:p>
      <text:p text:style-name="P3"><text:s/>7 <text:s text:c="4"/>public static void main(String[] args)</text:p>
      <text:p text:style-name="P3"><text:s/>8 <text:s text:c="4"/>{</text:p>
      <text:p text:style-name="P3"><text:s/>9 <text:s text:c="7"/>int total, value1 = 20, value2 = 40;</text:p>
      <text:p text:style-name="P3">10</text:p>
      <text:p text:style-name="P3">11 <text:s text:c="7"/>// Call the sum method, passing the contents of</text:p>
      <text:p text:style-name="P3">12 <text:s text:c="7"/>// value1 and value2 as arguments. Assign the</text:p>
      <text:p text:style-name="P3">13 <text:s text:c="6"/>// return value to the total variable.</text:p>
      <text:p text:style-name="P3">14 <text:s text:c="6"/>total = sum(value1, value2);</text:p>
      <text:p text:style-name="P3">15</text:p>
      <text:p text:style-name="P3"><text:soft-page-break/>16 <text:s text:c="6"/>// Display the contents of all these variables.</text:p>
      <text:p text:style-name="P3">17 <text:s text:c="6"/>System.out.println("The sum of " + value1 +</text:p>
      <text:p text:style-name="P3">18 <text:s text:c="25"/>" and " + value2 + " is " +</text:p>
      <text:p text:style-name="P3">19 <text:s text:c="25"/>total);</text:p>
      <text:p text:style-name="P3">20 <text:s text:c="3"/>}</text:p>
      <text:p text:style-name="P3">21</text:p>
      <text:p text:style-name="P3">22 <text:s text:c="3"/>/**</text:p>
      <text:p text:style-name="P3">23 <text:s text:c="6"/>The sum method returns the sum of its two parameters.</text:p>
      <text:p text:style-name="P3">24 <text:s text:c="6"/>@param num1 The first number to be added.</text:p>
      <text:p text:style-name="P3">25 <text:s text:c="6"/>@param num2 The second number to be added.</text:p>
      <text:p text:style-name="P3">26 <text:s text:c="6"/>@return The sum of num1 and num2.</text:p>
      <text:p text:style-name="P3">27 <text:s text:c="3"/>*/</text:p>
      <text:p text:style-name="P3">28</text:p>
      <text:p text:style-name="P3">29 <text:s text:c="3"/>public static int sum(int num1, int num2)</text:p>
      <text:p text:style-name="P3">30 <text:s text:c="3"/>{</text:p>
      <text:p text:style-name="P3">31 <text:s text:c="6"/>int result; // result is a local variable</text:p>
      <text:p text:style-name="P3">32</text:p>
      <text:p text:style-name="P3">33 <text:s text:c="6"/>// Assign the value of num1 + num2 to result.</text:p>
      <text:p text:style-name="P3">34 <text:s text:c="6"/>result = num1 + num2;</text:p>
      <text:p text:style-name="P3">35</text:p>
      <text:p text:style-name="P3">36 <text:s text:c="6"/>// Return the value in the result variable.</text:p>
      <text:p text:style-name="P3">37 <text:s text:c="6"/>return result;</text:p>
      <text:p text:style-name="P3">38 <text:s text:c="3"/>}</text:p>
      <text:p text:style-name="P3">39 <text:s/>}</text:p>
      <text:p text:style-name="P3"/>
      <text:p text:style-name="P3">@return is used for documentation to describe the return value. </text:p>
      <text:p text:style-name="P3">@return Description</text:p>
      <text:p text:style-name="P3"/>
      <text:p text:style-name="P3"/>
      <text:p text:style-name="P3">Returning a boolean Value</text:p>
      <text:p text:style-name="P3">Frequently there is a need for a method that tests an argument and returns a true or false value indicating whether or not a condition exists. Such a method would return a boolean value. For example, the following method accepts an argument and returns true if the argument is within the range of 1 through 100, or false otherwise:</text:p>
      <text:p text:style-name="P3"/>
      <text:p text:style-name="P3">public static boolean isValid(int number)</text:p>
      <text:p text:style-name="P3">{</text:p>
      <text:p text:style-name="P3"><text:s text:c="3"/>boolean status;</text:p>
      <text:p text:style-name="P3"/>
      <text:p text:style-name="P3"><text:s text:c="3"/>if (number &gt;= 1 &amp;&amp; number &lt;= 100)</text:p>
      <text:p text:style-name="P3"><text:s text:c="6"/>status = true;</text:p>
      <text:p text:style-name="P3"><text:s text:c="3"/>else</text:p>
      <text:p text:style-name="P3"><text:s text:c="6"/>status = false;</text:p>
      <text:p text:style-name="P3"><text:s text:c="3"/>return status;</text:p>
      <text:p text:style-name="P3">}</text:p>
      <text:p text:style-name="P3"/>
      <text:p text:style-name="P3"/>
      <text:p text:style-name="P3"/>
      <text:p text:style-name="P3">Code Listing 5-11 (ReturnString.java)</text:p>
      <text:p text:style-name="P3"><text:soft-page-break/><text:s/>1 <text:s/>/**</text:p>
      <text:p text:style-name="P3"><text:s/>2 <text:s text:c="5"/>This program demonstrates a method that</text:p>
      <text:p text:style-name="P3"><text:s/>3 <text:s text:c="5"/>returns a reference to a String object.</text:p>
      <text:p text:style-name="P3"><text:s/>4 <text:s/>*/</text:p>
      <text:p text:style-name="P3"><text:s/>5</text:p>
      <text:p text:style-name="P3"><text:s/>6 <text:s/>public class ReturnString</text:p>
      <text:p text:style-name="P3"><text:s/>7 <text:s/>{</text:p>
      <text:p text:style-name="P3"><text:s/>8 <text:s text:c="5"/>public static void main(String[] args)</text:p>
      <text:p text:style-name="P3"><text:s/>9 <text:s text:c="5"/>{</text:p>
      <text:p text:style-name="P3">10 <text:s text:c="8"/>String customerName;</text:p>
      <text:p text:style-name="P3">11</text:p>
      <text:p text:style-name="P3">12 <text:s text:c="8"/>customerName = fullName("John", "Martin");</text:p>
      <text:p text:style-name="P3">13 <text:s text:c="8"/>System.out.println(customerName);</text:p>
      <text:p text:style-name="P3">14 <text:s text:c="5"/>}</text:p>
      <text:p text:style-name="P3">15</text:p>
      <text:p text:style-name="P3">16 <text:s text:c="5"/>/**</text:p>
      <text:p text:style-name="P3">17 <text:s text:c="7"/>The fullName method accepts two String arguments</text:p>
      <text:p text:style-name="P3">18 <text:s text:c="7"/>containing a first and last name. It concatenates</text:p>
      <text:p text:style-name="P3">19 <text:s text:c="7"/>them into a single String object.</text:p>
      <text:p text:style-name="P3">20 <text:s text:c="7"/>@param first The first name.</text:p>
      <text:p text:style-name="P3">21 <text:s text:c="7"/>@param last The last name.</text:p>
      <text:p text:style-name="P3">22 <text:s text:c="7"/>@return A reference to a String object containing</text:p>
      <text:p text:style-name="P3">23 <text:s text:c="15"/>the first and last names.</text:p>
      <text:p text:style-name="P3">24 <text:s text:c="3"/>*/</text:p>
      <text:p text:style-name="P3">25</text:p>
      <text:p text:style-name="P3">26 <text:s text:c="3"/>public static String fullName(String first, String last)</text:p>
      <text:p text:style-name="P3">27 <text:s text:c="3"/>{</text:p>
      <text:p text:style-name="P3">28 <text:s text:c="7"/>String name;</text:p>
      <text:p text:style-name="P3">29</text:p>
      <text:p text:style-name="P3">30 <text:s text:c="7"/>name = first + " " + last;</text:p>
      <text:p text:style-name="P3">31 <text:s text:c="7"/>return name;</text:p>
      <text:p text:style-name="P3">32 <text:s text:c="3"/>}</text:p>
      <text:p text:style-name="P3">33 <text:s/>}</text:p>
      <text:p text:style-name="P3"/>
      <text:p text:style-name="P3"><text:span text:style-name="T1">5.5:</text:span></text:p>
      <text:p text:style-name="P3">functional decomposition allows for breaking a larger method into smaller ones.</text:p>
      <text:p text:style-name="P3"/>
      <text:p text:style-name="P3">Code Listing 5-12 (SalesReport.java)</text:p>
      <text:p text:style-name="P3"><text:s text:c="2"/>1 <text:s/>import java.util.Scanner; <text:s text:c="7"/>// For the Scanner class</text:p>
      <text:p text:style-name="P3"><text:s text:c="2"/>2 <text:s/>import java.io.*; <text:s text:c="15"/>// For file I/O classes</text:p>
      <text:p text:style-name="P3"><text:s text:c="2"/>3 <text:s/>import javax.swing.JOptionPane; <text:s/>// For the JOptionPane class</text:p>
      <text:p text:style-name="P3"><text:s text:c="2"/>4</text:p>
      <text:p text:style-name="P3"><text:s text:c="2"/>5 <text:s/>/**</text:p>
      <text:p text:style-name="P3"><text:s text:c="2"/>6 <text:s text:c="4"/>This program opens a file containing the sales</text:p>
      <text:p text:style-name="P3"><text:s text:c="2"/>7 <text:s text:c="4"/>amounts for 30 days. It calculates and displays</text:p>
      <text:p text:style-name="P3"><text:s text:c="2"/>8 <text:s text:c="4"/>the total sales and average daily sales.</text:p>
      <text:p text:style-name="P3"><text:s text:c="2"/>9 <text:s/>*/</text:p>
      <text:p text:style-name="P3"><text:s/>10</text:p>
      <text:p text:style-name="P3"><text:s/>11 <text:s/>public class SalesReport</text:p>
      <text:p text:style-name="P3"><text:soft-page-break/><text:s/>12 <text:s/>{</text:p>
      <text:p text:style-name="P3"><text:s/>13 <text:s text:c="4"/>public static void main(String[] args) throws IOException</text:p>
      <text:p text:style-name="P3"><text:s/>14 <text:s text:c="4"/>{</text:p>
      <text:p text:style-name="P3"><text:s/>15 <text:s text:c="7"/>final int NUM_DAYS = 30; <text:s text:c="2"/>// Number of days of sales</text:p>
      <text:p text:style-name="P3"><text:s/>16 <text:s text:c="7"/>String filename; <text:s text:c="10"/>// The name of the file to open</text:p>
      <text:p text:style-name="P3"><text:s/>17 <text:s text:c="7"/>double totalSales; <text:s text:c="8"/>// Total sales for period</text:p>
      <text:p text:style-name="P3"><text:s/>18 <text:s text:c="7"/>double averageSales; <text:s text:c="4"/>// Average daily sales</text:p>
      <text:p text:style-name="P3"><text:s/>19</text:p>
      <text:p text:style-name="P3"><text:s/>20 <text:s text:c="7"/>// Get the name of the file.</text:p>
      <text:p text:style-name="P3"><text:s/>21 <text:s text:c="7"/>filename = getFileName();</text:p>
      <text:p text:style-name="P3"><text:s/>22</text:p>
      <text:p text:style-name="P3"><text:s/>23 <text:s text:c="7"/>// Get the total sales from the file.</text:p>
      <text:p text:style-name="P3"><text:s/>24 <text:s text:c="7"/>totalSales = getTotalSales(filename);</text:p>
      <text:p text:style-name="P3"><text:s/>25</text:p>
      <text:p text:style-name="P3"><text:s/>26 <text:s text:c="7"/>// Calculate the average.</text:p>
      <text:p text:style-name="P3"><text:s/>27 <text:s text:c="7"/>averageSales = totalSales / NUM_DAYS;</text:p>
      <text:p text:style-name="P3"><text:s/>28</text:p>
      <text:p text:style-name="P3"><text:s/>29 <text:s text:c="7"/>// Display the total and average.</text:p>
      <text:p text:style-name="P3"><text:s/>30 <text:s text:c="7"/>displayResults(totalSales, averageSales);</text:p>
      <text:p text:style-name="P3"><text:s/>31</text:p>
      <text:p text:style-name="P3"><text:s/>32 <text:s text:c="7"/>System.exit(0);</text:p>
      <text:p text:style-name="P3"><text:s/>33 <text:s text:c="2"/>}</text:p>
      <text:p text:style-name="P3"><text:s/>34</text:p>
      <text:p text:style-name="P3"><text:s/>35 <text:s text:c="2"/>/**</text:p>
      <text:p text:style-name="P3"><text:s/>36 <text:s text:c="7"/>The getFileName method prompts the user to enter</text:p>
      <text:p text:style-name="P3"><text:s/>37 <text:s text:c="7"/>the name of the file to open.</text:p>
      <text:p text:style-name="P3"><text:s/>38 <text:s text:c="7"/>@return A reference to a String object containing</text:p>
      <text:p text:style-name="P3"><text:s/>39 <text:s text:c="15"/>the name of the file.</text:p>
      <text:p text:style-name="P3"><text:s/>40 <text:s text:c="2"/>*/</text:p>
      <text:p text:style-name="P3"><text:s/>41</text:p>
      <text:p text:style-name="P3"><text:s/>42 <text:s text:c="2"/>public static String getFileName()</text:p>
      <text:p text:style-name="P3"><text:s/>43 <text:s text:c="2"/>{</text:p>
      <text:p text:style-name="P3"><text:s/>44 <text:s text:c="7"/>String file; <text:s text:c="3"/>// To hold the file name</text:p>
      <text:p text:style-name="P3"><text:s/>45</text:p>
      <text:p text:style-name="P3"><text:s/>46 <text:s text:c="7"/>// Prompt the user to enter a file name.</text:p>
      <text:p text:style-name="P3"><text:s/>47 <text:s text:c="7"/>file = JOptionPane.showInputDialog(</text:p>
      <text:p text:style-name="P3"><text:s/>48 <text:s text:c="16"/>"Enter the name of the file\n" +</text:p>
      <text:p text:style-name="P3"><text:s/>49 <text:s text:c="16"/>"containing 30 days of sales amounts.");</text:p>
      <text:p text:style-name="P3"><text:s/>50</text:p>
      <text:p text:style-name="P3"><text:s/>51 <text:s text:c="7"/>// Return the name.</text:p>
      <text:p text:style-name="P3"><text:s/>52 <text:s text:c="7"/>return file;</text:p>
      <text:p text:style-name="P3"><text:s/>53 <text:s text:c="2"/>} <text:s/></text:p>
      <text:p text:style-name="P3"><text:s/>54</text:p>
      <text:p text:style-name="P3"><text:s/>55 <text:s text:c="2"/>/**</text:p>
      <text:p text:style-name="P3"><text:s/>56 <text:s text:c="7"/>The getTotalSales method opens a file and</text:p>
      <text:p text:style-name="P3"><text:s/>57 <text:s text:c="7"/>reads the daily sales amounts, accumulating</text:p>
      <text:p text:style-name="P3"><text:s/>58 <text:s text:c="7"/>the total. The total is returned.</text:p>
      <text:p text:style-name="P3"><text:s/>59 <text:s text:c="7"/>@param filename The name of the file to open.</text:p>
      <text:p text:style-name="P3"><text:s/>60 <text:s text:c="7"/>@return The total of the sales amounts.</text:p>
      <text:p text:style-name="P3"><text:soft-page-break/><text:s/>61 <text:s text:c="2"/>*/</text:p>
      <text:p text:style-name="P3"><text:s/>62</text:p>
      <text:p text:style-name="P3"><text:s/>63 <text:s text:c="2"/>public static double getTotalSales(String filename) throws IOException</text:p>
      <text:p text:style-name="P3"><text:s/>64 <text:s text:c="2"/>{</text:p>
      <text:p text:style-name="P3"><text:s/>65 <text:s text:c="7"/>double total = 0.0; // Accumulator</text:p>
      <text:p text:style-name="P3"><text:s/>66 <text:s text:c="7"/>double sales; <text:s/>// A daily sales amount</text:p>
      <text:p text:style-name="P3"><text:s/>67</text:p>
      <text:p text:style-name="P3"><text:s/>68 <text:s text:c="7"/>// Open the file.</text:p>
      <text:p text:style-name="P3"><text:s/>69 <text:s text:c="7"/>File file = new File(filename);</text:p>
      <text:p text:style-name="P3"><text:s/>70 <text:s text:c="7"/>Scanner inputFile = new Scanner(file);</text:p>
      <text:p text:style-name="P3"><text:s/>71</text:p>
      <text:p text:style-name="P3"><text:s/>72 <text:s text:c="7"/>// This loop processes the lines read from the file,</text:p>
      <text:p text:style-name="P3"><text:s/>73 <text:s text:c="7"/>// until the end of the file is encountered.</text:p>
      <text:p text:style-name="P3"><text:s/>74 <text:s text:c="7"/>while (inputFile.hasNext())</text:p>
      <text:p text:style-name="P3"><text:s/>75 <text:s text:c="7"/>{</text:p>
      <text:p text:style-name="P3"><text:s/>76 <text:s text:c="11"/>// Read a double from the file.</text:p>
      <text:p text:style-name="P3"><text:s/>77 <text:s text:c="11"/>sales = inputFile.nextDouble();</text:p>
      <text:p text:style-name="P3"><text:s/>78</text:p>
      <text:p text:style-name="P3"><text:s/>79 <text:s text:c="11"/>// Add sales to the value already in total.</text:p>
      <text:p text:style-name="P3"><text:s/>80 <text:s text:c="11"/>total += sales;</text:p>
      <text:p text:style-name="P3"><text:s/>81 <text:s text:c="7"/>}</text:p>
      <text:p text:style-name="P3"><text:s/>82</text:p>
      <text:p text:style-name="P3"><text:s/>83 <text:s text:c="7"/>// Close the file.</text:p>
      <text:p text:style-name="P3"><text:s/>84 <text:s text:c="7"/>inputFile.close();</text:p>
      <text:p text:style-name="P3"><text:s/>85</text:p>
      <text:p text:style-name="P3"><text:s/>86 <text:s text:c="7"/>// Return the total sales.</text:p>
      <text:p text:style-name="P3"><text:s/>87 <text:s text:c="7"/>return total;</text:p>
      <text:p text:style-name="P3"><text:s/>88 <text:s text:c="2"/>}</text:p>
      <text:p text:style-name="P3"><text:s/>89</text:p>
      <text:p text:style-name="P3"><text:s/>90 <text:s text:c="2"/>/**</text:p>
      <text:p text:style-name="P3"><text:s/>91 <text:s text:c="7"/>The displayResults method displays the total and</text:p>
      <text:p text:style-name="P3"><text:s/>92 <text:s text:c="7"/>average daily sales.</text:p>
      <text:p text:style-name="P3"><text:s/>93 <text:s text:c="7"/>@param total The total sales.</text:p>
      <text:p text:style-name="P3"><text:s/>94 <text:s text:c="7"/>@param avg The average daily sales.</text:p>
      <text:p text:style-name="P3"><text:s/>95 <text:s text:c="2"/>*/</text:p>
      <text:p text:style-name="P3"><text:s/>96</text:p>
      <text:p text:style-name="P3"><text:s/>97 <text:s text:c="2"/>public static void displayResults(double total, double avg)</text:p>
      <text:p text:style-name="P3"><text:s/>98 <text:s text:c="2"/>{</text:p>
      <text:p text:style-name="P3"><text:s/>99 <text:s text:c="7"/>// Display the formatted total and average sales.</text:p>
      <text:p text:style-name="P3">100 <text:s text:c="7"/>JOptionPane.showMessageDialog(null,</text:p>
      <text:p text:style-name="P3">101 <text:s text:c="10"/>String.format("The total sales for the period is $%,.2f\n" +</text:p>
      <text:p text:style-name="P3">102 <text:s text:c="24"/>"The average daily sales were $%,.2f",</text:p>
      <text:p text:style-name="P3">103 <text:s text:c="24"/>total, avg));</text:p>
      <text:p text:style-name="P3">104 <text:s text:c="2"/>}</text:p>
      <text:p text:style-name="P3">105 <text:s/>}</text:p>
      <text:p text:style-name="P3"/>
      <text:p text:style-name="P3"><text:span text:style-name="T1">5.6:</text:span></text:p>
      <text:p text:style-name="P3">5.6 Common Errors to Avoid</text:p>
      <text:p text:style-name="P3"><text:soft-page-break/>Putting a semicolon at the end of a method header. Method headers are never terminated with a semicolon.</text:p>
      <text:p text:style-name="P3"/>
      <text:p text:style-name="P3">Writing modifiers or return types in a method call statement. Method modifiers and return types are written in method headers, but never in method calls.</text:p>
      <text:p text:style-name="P3"/>
      <text:p text:style-name="P3">Forgetting to write the empty parentheses in a call to a method that accepts no arguments. You must always write the parentheses in a method call statement, even if the method doesn’t accept arguments.</text:p>
      <text:p text:style-name="P3"/>
      <text:p text:style-name="P3">Forgetting to pass arguments to methods that require them. If a method has parameter variables, you must provide arguments when calling the method.</text:p>
      <text:p text:style-name="P3"/>
      <text:p text:style-name="P3">Passing an argument of a data type that cannot be automatically converted to the data type of the parameter variable. Java will automatically perform a widening conversion if the argument’s data type is ranked lower than the parameter variable’s data type. But Java will not automatically convert an argument to a lower-ranking data type.</text:p>
      <text:p text:style-name="P3"/>
      <text:p text:style-name="P3">Attempting to access a parameter variable with code outside the method where the variable is declared. A parameter variable is visible only within the method it is declared in.</text:p>
      <text:p text:style-name="P3"/>
      <text:p text:style-name="P3">Not writing the data type of each parameter variable in a method header. Each parameter variable declaration inside the parentheses of a method header must include the variable’s data type.</text:p>
      <text:p text:style-name="P3"/>
      <text:p text:style-name="P3">Changing the contents of a method’s parameter variable and expecting the argument that was passed into the parameter to change as well. Method arguments are passed by value, which means that a copy of the argument is passed into a parameter variable. Changes to the parameter variable have no effect on the argument.</text:p>
      <text:p text:style-name="P3"/>
      <text:p text:style-name="P3">Using a variable to receive a method’s return value when the variable’s data type is incompatible with the data type of the return value. A variable that receives a method’s return value must be of a data type that is compatible with the data type of the return value.</text:p>
      <text:p text:style-name="P3"/>
      <text:p text:style-name="P3">Not writing a return statement in a value-returning method. If a method’s return type is anything other than void, it should return a value.</text:p>
      <text:p text:style-name="P3"/>
      <text:p text:style-name="P3">Not writing a required throws clause in a method that calls another method. Any method that calls a method with a throws clause in its header must either handle the potential exception or have the same throws clause. You will learn how to handle exceptions in Chapter 11.</text:p>
      <text:p text:style-name="P3"/>
      <text:p text:style-name="P3"><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30T10:25:12.531000000</meta:creation-date>
    <dc:date>2023-01-30T11:13:52.080000000</dc:date>
    <meta:editing-duration>PT48M40S</meta:editing-duration>
    <meta:editing-cycles>1</meta:editing-cycles>
    <meta:generator>LibreOffice/7.4.0.3$Windows_X86_64 LibreOffice_project/f85e47c08ddd19c015c0114a68350214f7066f5a</meta:generator>
    <meta:document-statistic meta:table-count="0" meta:image-count="0" meta:object-count="0" meta:page-count="12" meta:paragraph-count="428" meta:word-count="3393" meta:character-count="21177" meta:non-whitespace-character-count="16340"/>
  </office:meta>
</office:document-meta>
</file>